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Helvetica Neue1" svg:font-family="'Helvetica Neue', Helvetica, 'Segoe UI', Arial, freesans,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965in" fo:margin-left="0in" table:align="left"/>
    </style:style>
    <style:style style:name="Table1.A" style:family="table-column">
      <style:table-column-properties style:column-width="0.9979in"/>
    </style:style>
    <style:style style:name="Table1.B" style:family="table-column">
      <style:table-column-properties style:column-width="1.0681in"/>
    </style:style>
    <style:style style:name="Table1.C" style:family="table-column">
      <style:table-column-properties style:column-width="0.7465in"/>
    </style:style>
    <style:style style:name="Table1.D" style:family="table-column">
      <style:table-column-properties style:column-width="0.5646in"/>
    </style:style>
    <style:style style:name="Table1.F" style:family="table-column">
      <style:table-column-properties style:column-width="0.625in"/>
    </style:style>
    <style:style style:name="Table1.G" style:family="table-column">
      <style:table-column-properties style:column-width="1.1889in"/>
    </style:style>
    <style:style style:name="Table1.H" style:family="table-column">
      <style:table-column-properties style:column-width="1.059in"/>
    </style:style>
    <style:style style:name="Table1.A1" style:family="table-cell">
      <style:table-cell-properties style:vertical-align="middle" fo:padding="0.0417in" fo:border="0.05pt solid #000000"/>
    </style:style>
    <style:style style:name="P1" style:family="paragraph" style:parent-style-name="Standard">
      <style:paragraph-properties fo:margin-left="0.4925in" fo:margin-right="0in" fo:text-indent="0in" style:auto-text-indent="false"/>
      <style:text-properties officeooo:rsid="00106e54" officeooo:paragraph-rsid="00106e54"/>
    </style:style>
    <style:style style:name="P2" style:family="paragraph" style:parent-style-name="Standard">
      <style:text-properties style:font-name="Times New Roman" fo:font-weight="normal" officeooo:rsid="000f55d6" officeooo:paragraph-rsid="000f55d6" style:font-weight-asian="normal" style:font-weight-complex="normal"/>
    </style:style>
    <style:style style:name="P3" style:family="paragraph" style:parent-style-name="Standard">
      <style:text-properties style:font-name="Times New Roman" fo:font-weight="normal" officeooo:rsid="000c0916" officeooo:paragraph-rsid="000c0916" style:font-weight-asian="normal" style:font-weight-complex="normal"/>
    </style:style>
    <style:style style:name="P4" style:family="paragraph" style:parent-style-name="Standard">
      <style:text-properties style:font-name="Times New Roman" fo:font-weight="normal" officeooo:rsid="000e7f94" officeooo:paragraph-rsid="000e7f94" style:font-weight-asian="normal" style:font-weight-complex="normal"/>
    </style:style>
    <style:style style:name="P5" style:family="paragraph" style:parent-style-name="Standard">
      <style:text-properties style:font-name="Times New Roman" fo:font-weight="normal" officeooo:rsid="001a0957" officeooo:paragraph-rsid="001a0957" style:font-weight-asian="normal" style:font-weight-complex="normal"/>
    </style:style>
    <style:style style:name="P6" style:family="paragraph" style:parent-style-name="Standard">
      <style:text-properties style:font-name="Times New Roman" fo:font-weight="normal" officeooo:rsid="0011bcbe" officeooo:paragraph-rsid="0011bcbe" style:font-weight-asian="normal" style:font-weight-complex="normal"/>
    </style:style>
    <style:style style:name="P7" style:family="paragraph" style:parent-style-name="Standard">
      <style:text-properties style:font-name="Times New Roman" fo:font-weight="normal" officeooo:rsid="001b479b" officeooo:paragraph-rsid="001b479b" style:font-weight-asian="normal" style:font-weight-complex="normal"/>
    </style:style>
    <style:style style:name="P8" style:family="paragraph" style:parent-style-name="Standard">
      <style:text-properties style:font-name="Times New Roman" fo:font-weight="bold" officeooo:rsid="000f55d6" officeooo:paragraph-rsid="000f55d6" style:font-weight-asian="bold" style:font-weight-complex="bold"/>
    </style:style>
    <style:style style:name="P9" style:family="paragraph" style:parent-style-name="Standard">
      <style:text-properties style:font-name="Times New Roman" fo:font-weight="bold" officeooo:rsid="000c0916" officeooo:paragraph-rsid="000c0916" style:font-weight-asian="bold" style:font-weight-complex="bold"/>
    </style:style>
    <style:style style:name="P10" style:family="paragraph" style:parent-style-name="Standard">
      <style:text-properties style:font-name="Times New Roman" fo:font-weight="bold" officeooo:rsid="00106e54" officeooo:paragraph-rsid="00106e54" style:font-weight-asian="bold" style:font-weight-complex="bold"/>
    </style:style>
    <style:style style:name="P11" style:family="paragraph" style:parent-style-name="Standard">
      <style:text-properties style:font-name="Times New Roman" fo:font-weight="bold" officeooo:rsid="00157c90" officeooo:paragraph-rsid="00157c90" style:font-weight-asian="bold" style:font-weight-complex="bold"/>
    </style:style>
    <style:style style:name="P12" style:family="paragraph" style:parent-style-name="Standard">
      <style:text-properties style:font-name="Times New Roman" fo:font-weight="bold" officeooo:rsid="00184a03" officeooo:paragraph-rsid="00184a03" style:font-weight-asian="bold" style:font-weight-complex="bold"/>
    </style:style>
    <style:style style:name="P13" style:family="paragraph" style:parent-style-name="Standard">
      <style:text-properties style:font-name="Times New Roman" fo:font-weight="bold" officeooo:rsid="0018d0b5" officeooo:paragraph-rsid="0018d0b5" style:font-weight-asian="bold" style:font-weight-complex="bold"/>
    </style:style>
    <style:style style:name="P14" style:family="paragraph" style:parent-style-name="Standard">
      <style:text-properties style:font-name="Times New Roman" fo:font-weight="bold" officeooo:rsid="0011bcbe" officeooo:paragraph-rsid="0011bcbe" style:font-weight-asian="bold" style:font-weight-complex="bold"/>
    </style:style>
    <style:style style:name="P15" style:family="paragraph" style:parent-style-name="Standard">
      <style:text-properties style:font-name="Times New Roman" fo:font-weight="bold" officeooo:rsid="001a0957" officeooo:paragraph-rsid="001a0957" style:font-weight-asian="bold" style:font-weight-complex="bold"/>
    </style:style>
    <style:style style:name="P16" style:family="paragraph" style:parent-style-name="Standard">
      <style:text-properties style:font-name="Times New Roman" officeooo:rsid="000c0916" officeooo:paragraph-rsid="000c0916"/>
    </style:style>
    <style:style style:name="P17" style:family="paragraph" style:parent-style-name="Standard">
      <style:text-properties style:font-name="Times New Roman" officeooo:rsid="000c0916" officeooo:paragraph-rsid="000d7bd1"/>
    </style:style>
    <style:style style:name="P18" style:family="paragraph" style:parent-style-name="Standard">
      <style:text-properties style:font-name="Times New Roman" officeooo:rsid="000c0916" officeooo:paragraph-rsid="00184a03"/>
    </style:style>
    <style:style style:name="P19" style:family="paragraph" style:parent-style-name="Standard">
      <style:text-properties style:font-name="Times New Roman" officeooo:rsid="000c0916" officeooo:paragraph-rsid="0011bcbe"/>
    </style:style>
    <style:style style:name="P20" style:family="paragraph" style:parent-style-name="Standard">
      <style:text-properties style:font-name="Times New Roman" officeooo:rsid="000c0916" officeooo:paragraph-rsid="001365e2"/>
    </style:style>
    <style:style style:name="P21" style:family="paragraph" style:parent-style-name="Standard">
      <style:text-properties style:font-name="Times New Roman" officeooo:rsid="00106e54" officeooo:paragraph-rsid="000c0916"/>
    </style:style>
    <style:style style:name="P22" style:family="paragraph" style:parent-style-name="Standard">
      <style:text-properties style:font-name="Times New Roman" officeooo:rsid="00106e54" officeooo:paragraph-rsid="00106e54"/>
    </style:style>
    <style:style style:name="P23" style:family="paragraph" style:parent-style-name="Standard">
      <style:text-properties style:font-name="Times New Roman" officeooo:rsid="00184a03" officeooo:paragraph-rsid="00184a03"/>
    </style:style>
    <style:style style:name="P24" style:family="paragraph" style:parent-style-name="Standard">
      <style:text-properties style:font-name="Times New Roman" officeooo:rsid="000d7bd1" officeooo:paragraph-rsid="000d7bd1"/>
    </style:style>
    <style:style style:name="P25" style:family="paragraph" style:parent-style-name="Standard">
      <style:text-properties style:font-name="Times New Roman" officeooo:rsid="0011bcbe" officeooo:paragraph-rsid="0012e09e"/>
    </style:style>
    <style:style style:name="P26" style:family="paragraph" style:parent-style-name="Standard">
      <style:text-properties style:font-name="Times New Roman" officeooo:rsid="0011bcbe" officeooo:paragraph-rsid="0011bcbe"/>
    </style:style>
    <style:style style:name="P27" style:family="paragraph" style:parent-style-name="Standard">
      <style:text-properties style:font-name="Times New Roman" officeooo:rsid="0012e09e" officeooo:paragraph-rsid="0012e09e"/>
    </style:style>
    <style:style style:name="P28" style:family="paragraph" style:parent-style-name="Standard">
      <style:text-properties style:font-name="Times New Roman" officeooo:rsid="001365e2" officeooo:paragraph-rsid="001365e2"/>
    </style:style>
    <style:style style:name="P29" style:family="paragraph" style:parent-style-name="Standard">
      <style:text-properties style:font-name="Times New Roman" officeooo:paragraph-rsid="00157c90"/>
    </style:style>
    <style:style style:name="P30" style:family="paragraph" style:parent-style-name="Standard">
      <style:text-properties style:font-name="Times New Roman" officeooo:rsid="001a0957" officeooo:paragraph-rsid="001a0957"/>
    </style:style>
    <style:style style:name="P31" style:family="paragraph" style:parent-style-name="Standard">
      <style:text-properties style:font-name="Times New Roman" fo:font-style="italic" officeooo:rsid="0018d0b5" officeooo:paragraph-rsid="0018d0b5" style:font-style-asian="italic" style:font-style-complex="italic"/>
    </style:style>
    <style:style style:name="P32" style:family="paragraph" style:parent-style-name="Standard">
      <style:text-properties style:font-name="Times New Roman" fo:font-style="italic" officeooo:rsid="000c0916" officeooo:paragraph-rsid="000c0916" style:font-style-asian="italic" style:font-style-complex="italic"/>
    </style:style>
    <style:style style:name="P33" style:family="paragraph" style:parent-style-name="Standard">
      <style:text-properties style:font-name="Times New Roman" officeooo:rsid="0018d0b5" officeooo:paragraph-rsid="0018d0b5"/>
    </style:style>
    <style:style style:name="P34" style:family="paragraph" style:parent-style-name="Standard">
      <style:text-properties style:font-name="Times New Roman" officeooo:rsid="001a35d3" officeooo:paragraph-rsid="001a35d3"/>
    </style:style>
    <style:style style:name="P35" style:family="paragraph" style:parent-style-name="Standard">
      <style:text-properties style:font-name="Times New Roman" officeooo:rsid="001b479b" officeooo:paragraph-rsid="001b479b"/>
    </style:style>
    <style:style style:name="P36" style:family="paragraph" style:parent-style-name="Standard">
      <style:text-properties style:font-name="Times New Roman" officeooo:rsid="001c2e43" officeooo:paragraph-rsid="001c2e43"/>
    </style:style>
    <style:style style:name="P37" style:family="paragraph" style:parent-style-name="Standard">
      <style:paragraph-properties fo:margin-left="0.4925in" fo:margin-right="0in" fo:text-indent="0in" style:auto-text-indent="false"/>
      <style:text-properties style:font-name="Times New Roman" officeooo:rsid="000c0916" officeooo:paragraph-rsid="00106e54"/>
    </style:style>
    <style:style style:name="P38" style:family="paragraph" style:parent-style-name="Standard">
      <style:paragraph-properties fo:margin-left="0.4925in" fo:margin-right="0in" fo:text-indent="0in" style:auto-text-indent="false"/>
      <style:text-properties style:font-name="Times New Roman" officeooo:rsid="00106e54" officeooo:paragraph-rsid="00106e54"/>
    </style:style>
    <style:style style:name="P39" style:family="paragraph" style:parent-style-name="Standard">
      <style:paragraph-properties fo:margin-left="0.4925in" fo:margin-right="0in" fo:text-indent="0in" style:auto-text-indent="false"/>
      <style:text-properties style:font-name="Times New Roman" officeooo:rsid="000d7bd1" officeooo:paragraph-rsid="00106e54"/>
    </style:style>
    <style:style style:name="P40" style:family="paragraph" style:parent-style-name="Standard">
      <style:paragraph-properties fo:margin-left="0.4925in" fo:margin-right="0in" fo:text-indent="0in" style:auto-text-indent="false"/>
      <style:text-properties style:font-name="Times New Roman" officeooo:rsid="000d7bd1" officeooo:paragraph-rsid="000d7bd1"/>
    </style:style>
    <style:style style:name="P41" style:family="paragraph" style:parent-style-name="Standard">
      <style:paragraph-properties fo:margin-left="0.4925in" fo:margin-right="0in" fo:text-indent="0in" style:auto-text-indent="false"/>
      <style:text-properties style:font-name="Times New Roman" officeooo:rsid="0011bcbe" officeooo:paragraph-rsid="0012e09e"/>
    </style:style>
    <style:style style:name="P42" style:family="paragraph" style:parent-style-name="Standard">
      <style:paragraph-properties fo:margin-left="0.4925in" fo:margin-right="0in" fo:text-indent="0in" style:auto-text-indent="false"/>
      <style:text-properties style:font-name="Times New Roman" officeooo:rsid="0012e09e" officeooo:paragraph-rsid="0012e09e"/>
    </style:style>
    <style:style style:name="P43" style:family="paragraph" style:parent-style-name="Standard">
      <style:paragraph-properties fo:margin-left="0.4925in" fo:margin-right="0in" fo:text-indent="0in" style:auto-text-indent="false"/>
      <style:text-properties style:font-name="Times New Roman" officeooo:rsid="00184a03" officeooo:paragraph-rsid="00184a03"/>
    </style:style>
    <style:style style:name="P44" style:family="paragraph" style:parent-style-name="Standard">
      <style:paragraph-properties fo:margin-left="0.4925in" fo:margin-right="0in" fo:text-indent="0in" style:auto-text-indent="false"/>
      <style:text-properties style:font-name="Times New Roman" officeooo:rsid="00196cd9" officeooo:paragraph-rsid="00196cd9"/>
    </style:style>
    <style:style style:name="P45" style:family="paragraph" style:parent-style-name="Standard">
      <style:paragraph-properties fo:margin-left="0.4925in" fo:margin-right="0in" fo:text-indent="0in" style:auto-text-indent="false"/>
      <style:text-properties style:font-name="Times New Roman" officeooo:rsid="00196cd9" officeooo:paragraph-rsid="001a35d3"/>
    </style:style>
    <style:style style:name="P46" style:family="paragraph" style:parent-style-name="Standard">
      <style:paragraph-properties fo:margin-left="0.4925in" fo:margin-right="0in" fo:text-indent="0in" style:auto-text-indent="false"/>
      <style:text-properties style:font-name="Times New Roman" officeooo:rsid="001c2e43" officeooo:paragraph-rsid="001c2e43"/>
    </style:style>
    <style:style style:name="P47" style:family="paragraph" style:parent-style-name="Text_20_body">
      <style:text-properties style:font-name="Times New Roman"/>
    </style:style>
    <style:style style:name="P48" style:family="paragraph" style:parent-style-name="Text_20_body">
      <style:text-properties fo:font-variant="normal" fo:text-transform="none" fo:color="#333333" style:font-name="Times New Roman" fo:letter-spacing="normal" fo:font-style="normal" fo:font-weight="bold" officeooo:rsid="001a35d3" officeooo:paragraph-rsid="001a35d3" style:font-weight-asian="bold" style:font-weight-complex="bold"/>
    </style:style>
    <style:style style:name="P49" style:family="paragraph" style:parent-style-name="Text_20_body">
      <style:paragraph-properties fo:margin-left="0in" fo:margin-right="0in" fo:margin-top="0in" fo:margin-bottom="0.1665in" style:contextual-spacing="false" style:line-height-at-least="0.2398in" fo:widows="1" fo:text-indent="0in" style:auto-text-indent="false"/>
    </style:style>
    <style:style style:name="P50" style:family="paragraph" style:parent-style-name="Text_20_body">
      <style:paragraph-properties fo:margin-left="0in" fo:margin-right="0in" fo:margin-top="0in" fo:margin-bottom="0.1665in" style:contextual-spacing="false" style:line-height-at-least="0.2398in" fo:widows="1" fo:text-indent="0in" style:auto-text-indent="false"/>
      <style:text-properties fo:font-variant="normal" fo:text-transform="none" fo:color="#333333" style:font-name="Times New Roman" fo:font-size="12pt" fo:letter-spacing="normal" fo:font-style="normal" fo:font-weight="normal" officeooo:rsid="000f55d6" style:font-weight-asian="normal" style:font-weight-complex="normal"/>
    </style:style>
    <style:style style:name="P51" style:family="paragraph" style:parent-style-name="Table_20_Heading">
      <style:paragraph-properties fo:text-align="start" style:justify-single-word="false"/>
      <style:text-properties style:font-name="Times New Roman" fo:font-weight="bold"/>
    </style:style>
    <style:style style:name="P52" style:family="paragraph" style:parent-style-name="Table_20_Contents">
      <style:paragraph-properties fo:text-align="start" style:justify-single-word="false"/>
      <style:text-properties style:font-name="Times New Roman"/>
    </style:style>
    <style:style style:name="P53" style:family="paragraph" style:parent-style-name="Table_20_Contents">
      <style:paragraph-properties fo:text-align="start" style:justify-single-word="false"/>
      <style:text-properties style:font-name="Times New Roman" officeooo:rsid="00157c90" officeooo:paragraph-rsid="00157c90"/>
    </style:style>
    <style:style style:name="P54" style:family="paragraph" style:parent-style-name="Preformatted_20_Text">
      <style:text-properties fo:font-variant="normal" fo:text-transform="none" fo:color="#000000" style:font-name="Times New Roman" fo:font-size="10.5pt" fo:letter-spacing="normal" fo:font-style="normal" fo:font-weight="normal" officeooo:rsid="000c0916" officeooo:paragraph-rsid="00184a03"/>
    </style:style>
    <style:style style:name="P55" style:family="paragraph" style:parent-style-name="Preformatted_20_Text">
      <style:text-properties style:font-name="Times New Roman" officeooo:rsid="000c0916" officeooo:paragraph-rsid="000d7bd1"/>
    </style:style>
    <style:style style:name="P56" style:family="paragraph" style:parent-style-name="Preformatted_20_Text">
      <style:paragraph-properties fo:margin-top="0in" fo:margin-bottom="0in" style:contextual-spacing="false" style:line-height-at-least="0.1772in" fo:text-align="start" style:justify-single-word="false" fo:widows="1" fo:padding="0in" fo:border="none"/>
      <style:text-properties fo:font-variant="normal" fo:text-transform="none" fo:color="#000000" style:font-name="Times New Roman" fo:font-size="10.5pt" fo:letter-spacing="normal" fo:font-style="normal" fo:font-weight="normal" officeooo:rsid="000c0916"/>
    </style:style>
    <style:style style:name="P57" style:family="paragraph" style:parent-style-name="Preformatted_20_Text">
      <style:paragraph-properties fo:margin-top="0in" fo:margin-bottom="0in" style:contextual-spacing="false" style:line-height-at-least="0.1772in" fo:text-align="start" style:justify-single-word="false" fo:widows="1" fo:padding="0in" fo:border="none"/>
      <style:text-properties style:font-name="Times New Roman" officeooo:rsid="00184a03" officeooo:paragraph-rsid="00184a03"/>
    </style:style>
    <style:style style:name="P58" style:family="paragraph" style:parent-style-name="Heading_20_3">
      <style:text-properties fo:font-variant="normal" fo:text-transform="none" fo:color="#333333" style:font-name="Times New Roman" fo:letter-spacing="normal" fo:font-style="normal" fo:font-weight="bold" officeooo:rsid="000f55d6" officeooo:paragraph-rsid="000f55d6" style:font-weight-asian="bold" style:font-weight-complex="bold"/>
    </style:style>
    <style:style style:name="P59" style:family="paragraph" style:parent-style-name="Heading_20_3">
      <style:paragraph-properties fo:margin-left="0in" fo:margin-right="0in" fo:margin-top="0in" fo:margin-bottom="0.1665in" style:contextual-spacing="false" fo:line-height="143%" fo:widows="1" fo:text-indent="0in" style:auto-text-indent="false"/>
      <style:text-properties fo:font-variant="normal" fo:text-transform="none" fo:color="#333333" style:font-name="Times New Roman" fo:letter-spacing="normal" fo:font-style="normal" fo:font-weight="bold" officeooo:rsid="000f55d6" style:font-weight-asian="bold" style:font-weight-complex="bold"/>
    </style:style>
    <style:style style:name="P60" style:family="paragraph" style:parent-style-name="Heading_20_1">
      <style:text-properties fo:font-variant="normal" fo:text-transform="none" fo:color="#333333" style:font-name="Times New Roman" fo:font-size="18pt" fo:letter-spacing="normal" fo:font-style="normal" fo:font-weight="bold" officeooo:rsid="000f55d6" officeooo:paragraph-rsid="000f55d6"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officeooo:rsid="000d7bd1"/>
    </style:style>
    <style:style style:name="T3" style:family="text">
      <style:text-properties officeooo:rsid="000f55d6"/>
    </style:style>
    <style:style style:name="T4" style:family="text">
      <style:text-properties officeooo:rsid="00106e54"/>
    </style:style>
    <style:style style:name="T5" style:family="text">
      <style:text-properties officeooo:rsid="0011bcbe"/>
    </style:style>
    <style:style style:name="T6" style:family="text">
      <style:text-properties officeooo:rsid="0011f212"/>
    </style:style>
    <style:style style:name="T7" style:family="text">
      <style:text-properties officeooo:rsid="0012e09e"/>
    </style:style>
    <style:style style:name="T8" style:family="text">
      <style:text-properties officeooo:rsid="001365e2"/>
    </style:style>
    <style:style style:name="T9" style:family="text">
      <style:text-properties officeooo:rsid="00138caf"/>
    </style:style>
    <style:style style:name="T10" style:family="text">
      <style:text-properties officeooo:rsid="00157c90"/>
    </style:style>
    <style:style style:name="T11" style:family="text">
      <style:text-properties fo:font-variant="normal" fo:text-transform="none" fo:color="#000000" fo:font-size="10.5pt" fo:letter-spacing="normal" fo:font-style="normal" fo:font-weight="normal"/>
    </style:style>
    <style:style style:name="T12" style:family="text">
      <style:text-properties fo:font-variant="normal" fo:text-transform="none" fo:color="#000000" fo:font-size="10.5pt" fo:letter-spacing="normal" fo:font-style="normal" fo:font-weight="normal" officeooo:rsid="00157c90"/>
    </style:style>
    <style:style style:name="T13" style:family="text">
      <style:text-properties fo:font-variant="normal" fo:text-transform="none" fo:color="#000000" fo:font-size="10.5pt" fo:letter-spacing="normal" fo:font-style="normal" fo:font-weight="normal" officeooo:rsid="001a35d3"/>
    </style:style>
    <style:style style:name="T14" style:family="text">
      <style:text-properties fo:font-variant="normal" fo:text-transform="none" fo:color="#333333" fo:font-size="12pt" fo:letter-spacing="normal" fo:font-style="normal" fo:font-weight="normal" officeooo:rsid="000f55d6" style:font-weight-asian="normal" style:font-weight-complex="normal"/>
    </style:style>
    <style:style style:name="T15" style:family="text">
      <style:text-properties fo:font-variant="normal" fo:text-transform="none" fo:color="#333333" style:font-name="Times New Roman" fo:font-size="12pt" fo:letter-spacing="normal" fo:font-style="normal" fo:font-weight="normal" officeooo:rsid="000f55d6" style:font-weight-asian="normal" style:font-weight-complex="normal"/>
    </style:style>
    <style:style style:name="T16" style:family="text">
      <style:text-properties officeooo:rsid="001a35d3"/>
    </style:style>
    <style:style style:name="T17" style:family="text">
      <style:text-properties style:font-name="Times New Roman"/>
    </style:style>
    <style:style style:name="T18" style:family="text">
      <style:text-properties style:font-name="Times New Roman" fo:font-weight="bold" style:font-weight-asian="bold" style:font-weight-complex="bold"/>
    </style:style>
    <style:style style:name="T19" style:family="text">
      <style:text-properties officeooo:rsid="001b479b"/>
    </style:style>
    <style:style style:name="T20" style:family="text">
      <style:text-properties officeooo:rsid="001c2e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0" text:outline-level="1">Liberia: Analysis of Media Coverage by Development Indicators During Times of Ebola</text:h>
      <text:p text:style-name="P48">By Nathan Danielsen</text:p>
      <text:h text:style-name="P58" text:outline-level="3">Research Question</text:h>
      <text:p text:style-name="P49"><text:span text:style-name="Emphasis"><text:span text:style-name="T15">Does the level of development and demography of a location in Liberia (county, municipality and lower levels like village) affected the quantity and quality of media coverage (local, national and international)?</text:span></text:span></text:p>
      <text:h text:style-name="P59" text:outline-level="3"><text:bookmark text:name="user-content-hypothesis"/>Hypothesis</text:h>
      <text:p text:style-name="P50">I hypothesize that timely and accurate media coverage of significant events in Liberia is determined by population density but also by the availability (and funcationality) of telecommunications infrastructure and localized political centers of gravity and governance. Furthermore I hypothesize that there is a signficiant politicization of media by political parties which is likely fueled by ethnic and linguistic divisions.</text:p>
      <text:h text:style-name="P59" text:outline-level="3"><text:bookmark text:name="user-content-strategy"/>Strategy</text:h>
      <text:p text:style-name="P50">Since the <text:span text:style-name="T16">quantity</text:span> of Ebola media coverage has been extensive, I hope to test my hypothesis by contrasting Ebola media coverage content with geographical, demographic, other development indicators.</text:p>
      <text:p text:style-name="P8"/>
      <text:p text:style-name="P8"><text:span text:style-name="T16">Software </text:span>Project Design</text:p>
      <text:p text:style-name="P8"/>
      <text:p text:style-name="P2">I designed each section of the data project to be able to operate independently o<text:span text:style-name="T4">f</text:span> each others and <text:s/>to be able to operate in an asynchronous environment – ie different worker scheduled to operate independently but cooperatively at different times in the ingestion, extraction/ cleaning, analysis and visualization pipeline. <text:s text:c="2"/></text:p>
      <text:p text:style-name="P2"/>
      <text:p text:style-name="P9"/>
      <text:p text:style-name="P9">Data Collection <text:span text:style-name="T3">(Scraping)</text:span></text:p>
      <text:p text:style-name="P9"/>
      <text:p text:style-name="P16">Built a basic scraper to iterate through 9 <text:span text:style-name="T2">Liberia</text:span> online news content sites. <text:span text:style-name="T4">These sites allowed a numeric post-fix to a url to easily allow iterate through content available. </text:span></text:p>
      <text:p text:style-name="P21"/>
      <text:p text:style-name="P22">Example:</text:p>
      <text:p text:style-name="P22"/>
      <text:p text:style-name="P1"><text:a xlink:type="simple" xlink:href="http://www.liberianobserver.com/node/101"><text:span text:style-name="T17">http://www.liberianobserver.com/node/</text:span></text:a><text:a xlink:type="simple" xlink:href="http://www.liberianobserver.com/node/101"><text:span text:style-name="T18">101</text:span></text:a></text:p>
      <text:p text:style-name="P1"><text:soft-page-break/><text:a xlink:type="simple" xlink:href="http://www.liberianobserver.com/node/102"><text:span text:style-name="T17">http://www.liberianobserver.com/node/</text:span></text:a><text:a xlink:type="simple" xlink:href="http://www.liberianobserver.com/node/102"><text:span text:style-name="T18">102</text:span></text:a></text:p>
      <text:p text:style-name="P37">…</text:p>
      <text:p text:style-name="P1"><text:a xlink:type="simple" xlink:href="http://www.liberianobserver.com/node/1500"><text:span text:style-name="T17">http://www.liberianobserver.com/node/</text:span></text:a><text:a xlink:type="simple" xlink:href="http://www.liberianobserver.com/node/1500"><text:span text:style-name="T18">1500</text:span></text:a></text:p>
      <text:p text:style-name="P1"><text:a xlink:type="simple" xlink:href="http://www.liberianobserver.com/node/1501"><text:span text:style-name="T17">http://www.liberianobserver.com/node/</text:span></text:a><text:a xlink:type="simple" xlink:href="http://www.liberianobserver.com/node/1501"><text:span text:style-name="T18">1501</text:span></text:a></text:p>
      <text:p text:style-name="P38"/>
      <text:p text:style-name="P10"/>
      <text:p text:style-name="P16"/>
      <text:p text:style-name="P16">Html data for all papers requested was saved to a txt document if the request response was a 200. <text:span text:style-name="T2">The name for the file was the timestamp at time of request. </text:span></text:p>
      <text:p text:style-name="P16"/>
      <text:p text:style-name="P55"><text:span text:style-name="T11">52995</text:span> requests to the 9 websites were made over the course of about a week. <text:span text:style-name="T2">All requests and selected information was logged to file to monitor the collection and for later analysis.</text:span></text:p>
      <text:p text:style-name="P17"/>
      <text:p text:style-name="P23">25105 requests returned a 200 status code. 27890 requests failed or produced a code other than 200.</text:p>
      <text:p text:style-name="P23"/>
      <text:p text:style-name="P54">Quantity of Articles Available</text:p>
      <text:p text:style-name="P56">--------------------------------------------------</text:p>
      <text:p text:style-name="P56">Dailyobserver : <text:s/>4524</text:p>
      <text:p text:style-name="P56">Frontpageafricaonline : <text:s/>4359</text:p>
      <text:p text:style-name="P56">Gnnliberia : <text:s/>1749</text:p>
      <text:p text:style-name="P56">Golministryofinformation : <text:s/>2884</text:p>
      <text:p text:style-name="P56">Post1847 : <text:s/>6023</text:p>
      <text:p text:style-name="P56">Theanalyst : <text:s/>304</text:p>
      <text:p text:style-name="P56">Thenewdawn : <text:s/>5262</text:p>
      <text:p text:style-name="P56"/>
      <text:p text:style-name="P57"><text:span text:style-name="T11">*The GNN Liberia and the New Dawn </text:span><text:span text:style-name="T13">in all cased r</text:span><text:span text:style-name="T11">eturned 200 even in no article was available. </text:span><text:span text:style-name="T13">For future note, I could develop a spam/ham type model for identifying which pages to save. </text:span></text:p>
      <text:p text:style-name="P17"/>
      <text:p text:style-name="P17"/>
      <text:p text:style-name="P24">Log File Data <text:span text:style-name="T4">D</text:span>ictionary:</text:p>
      <text:p text:style-name="P17"/>
      <text:p text:style-name="P39">url_request - <text:s/>the website requested ie http://www.liberianobserver.com/node/101</text:p>
      <text:p text:style-name="P40">url_status_code – The response from received website ie 200, 404, </text:p>
      <text:p text:style-name="P40">header_len – Length of the header response</text:p>
      <text:p text:style-name="P40">response_len – Length of the html code received (if received)</text:p>
      <text:p text:style-name="P40">name – User defined name of publication / content site</text:p>
      <text:p text:style-name="P40">time – Datetime stamp</text:p>
      <text:p text:style-name="P40">message – User defined message ie 'Testing', 'Production', etc</text:p>
      <text:p text:style-name="P16"/>
      <text:p text:style-name="P24">All header responses received from the sites where saved to a JSON file <text:span text:style-name="T5">specific to each content site</text:span> for future analysis. </text:p>
      <text:p text:style-name="P16"/>
      <text:p text:style-name="P9">Data Model for Analysis</text:p>
      <text:p text:style-name="P9"/>
      <text:p text:style-name="P25"><text:span text:style-name="T6">With analysis in mind and </text:span>the eventual goal of scaling up <text:span text:style-name="T6">to larger data</text:span>, a data model <text:span text:style-name="T7">and supporting database </text:span>was designed <text:span text:style-name="T6">during the cleaning and design process. Unicode was selected as the encoding with the eye for future multi-language requirements.</text:span> </text:p>
      <text:p text:style-name="P25"/>
      <text:p text:style-name="P25"><text:soft-page-break/><text:span text:style-name="T6">Sqlalchemy with SQLite was selected because of it's pythonic nature, ease of use on the local machine, and Sqlalchemy's ability to easily drop in another database such as postgres.</text:span></text:p>
      <text:p text:style-name="P26"/>
      <text:p text:style-name="P27">Data Model Dictionary</text:p>
      <text:p text:style-name="P19"/>
      <text:p text:style-name="P41">publication_name – <text:span text:style-name="T7">User Defined Name of Content Provider</text:span> </text:p>
      <text:p text:style-name="P41">true_url <text:s/>- <text:span text:style-name="T7">True published URL of content</text:span></text:p>
      <text:p text:style-name="P41">category – <text:span text:style-name="T7">Content Provider Defined Category of Content</text:span></text:p>
      <text:p text:style-name="P41">title – <text:span text:style-name="T7">Title of Content Piece</text:span></text:p>
      <text:p text:style-name="P42">datetime – Date Content Published</text:p>
      <text:p text:style-name="P41">author – <text:span text:style-name="T7">Content Piece By line (None value where not identified)</text:span></text:p>
      <text:p text:style-name="P41">clean_content – <text:span text:style-name="T7">Main text content extracted from html</text:span></text:p>
      <text:p text:style-name="P41">image_url – <text:span text:style-name="T7">Lead image (None where no image published)</text:span></text:p>
      <text:p text:style-name="P16"/>
      <text:p text:style-name="P16"/>
      <text:p text:style-name="P16"/>
      <text:p text:style-name="P9">Data Extraction</text:p>
      <text:p text:style-name="P9"/>
      <text:p text:style-name="P20">Due to time constraints, only the Daily Observer<text:span text:style-name="T8">'s content extracted because it is a prominent publication in Liberia. <text:s/>Beautiful soup was used for text data extraction and cleaning. Arrow was used for converting publish date to python datetime objects.</text:span></text:p>
      <text:p text:style-name="P20"><text:s/></text:p>
      <text:p text:style-name="P28">When extracted, data file was saved to a pickle <text:span text:style-name="T9">file format </text:span>to preserve <text:span text:style-name="T9">data-types which in ways mimics a database environment. </text:span></text:p>
      <text:p text:style-name="P16"/>
      <text:p text:style-name="P29"><text:span text:style-name="T10">Of the </text:span><text:span text:style-name="T12">4524 html files cleaned, the unique number of values for each category is below.</text:span></text:p>
      <text:p text:style-name="P16"/>
      <text:p text:style-name="P16"/>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column table:style-name="Table1.G"/>
        <table:table-column table:style-name="Table1.H"/>
        <table:table-header-rows>
          <table:table-row>
            <table:table-cell table:style-name="Table1.A1" office:value-type="string">
              <text:p text:style-name="P51"><text:line-break/><text:span text:style-name="T10">'Liberian Observer'</text:span></text:p>
            </table:table-cell>
            <table:table-cell table:style-name="Table1.A1" office:value-type="string">
              <text:p text:style-name="P51">true_url</text:p>
            </table:table-cell>
            <table:table-cell table:style-name="Table1.A1" office:value-type="string">
              <text:p text:style-name="P51">category</text:p>
            </table:table-cell>
            <table:table-cell table:style-name="Table1.A1" office:value-type="string">
              <text:p text:style-name="P51">title</text:p>
            </table:table-cell>
            <table:table-cell table:style-name="Table1.A1" office:value-type="string">
              <text:p text:style-name="P51">datetime</text:p>
            </table:table-cell>
            <table:table-cell table:style-name="Table1.A1" office:value-type="string">
              <text:p text:style-name="P51">author</text:p>
            </table:table-cell>
            <table:table-cell table:style-name="Table1.A1" office:value-type="string">
              <text:p text:style-name="P51">clean_content</text:p>
            </table:table-cell>
            <table:table-cell table:style-name="Table1.A1" office:value-type="string">
              <text:p text:style-name="P51">image_url</text:p>
            </table:table-cell>
          </table:table-row>
        </table:table-header-rows>
        <table:table-row>
          <table:table-cell table:style-name="Table1.A1" office:value-type="string">
            <text:p text:style-name="P51">unique</text:p>
          </table:table-cell>
          <table:table-cell table:style-name="Table1.A1" office:value-type="string">
            <text:p text:style-name="P52">4524</text:p>
          </table:table-cell>
          <table:table-cell table:style-name="Table1.A1" office:value-type="string">
            <text:p text:style-name="P53">192</text:p>
          </table:table-cell>
          <table:table-cell table:style-name="Table1.A1" office:value-type="string">
            <text:p text:style-name="P53">4489</text:p>
          </table:table-cell>
          <table:table-cell table:style-name="Table1.A1" office:value-type="string">
            <text:p text:style-name="P52">4<text:span text:style-name="T10">453</text:span></text:p>
          </table:table-cell>
          <table:table-cell table:style-name="Table1.A1" office:value-type="string">
            <text:p text:style-name="P53">439</text:p>
          </table:table-cell>
          <table:table-cell table:style-name="Table1.A1" office:value-type="string">
            <text:p text:style-name="P53">4293</text:p>
          </table:table-cell>
          <table:table-cell table:style-name="Table1.A1" office:value-type="string">
            <text:p text:style-name="P53">3383</text:p>
          </table:table-cell>
        </table:table-row>
      </table:table>
      <text:p text:style-name="P47"><text:line-break/><text:span text:style-name="T10">From looking at the raw data and reviewing many of the pages on the live webpage, many pieces of content lack author's attributed, images or content/ images. There are several editorials or cartoons that do not supply a 'By' attribute.</text:span></text:p>
      <text:p text:style-name="P16"/>
      <text:p text:style-name="P16"/>
      <text:p text:style-name="P11">Feature Extraction</text:p>
      <text:p text:style-name="P16"/>
      <text:p text:style-name="P23">Using Pandas and NLTK, several features were extracted for analysis.</text:p>
      <text:p text:style-name="P23"/>
      <text:p text:style-name="P43">Lead – First four sentences that normally represent a concise summary of story.<text:tab/></text:p>
      <text:p text:style-name="P43">ebola_title – 1 if 'ebola' or 'ebv' in title, 0 if not<text:tab/></text:p>
      <text:p text:style-name="P43"><text:soft-page-break/>ebola_lead - 1 if 'ebola' or 'ebv' in lead, 0 if not<text:tab/><text:tab/></text:p>
      <text:p text:style-name="P43">ebola_content<text:tab/>- <text:s/>1 if 'ebola' or 'ebv' in lead, 0 if not</text:p>
      <text:p text:style-name="P44">location_title – <text:span text:style-name="T16">List of counties or county capitals referenced.</text:span></text:p>
      <text:p text:style-name="P45">location_lead – <text:span text:style-name="T16">List of counties or county capitals referenced.</text:span></text:p>
      <text:p text:style-name="P45">location_content – <text:span text:style-name="T16">List of counties or county capitals referenced.</text:span></text:p>
      <text:p text:style-name="P23"/>
      <text:p text:style-name="P35">I still need to pull out the dummy variables to tag each row with 1 or 0 if it contains the geographic location. </text:p>
      <text:p text:style-name="P18"/>
      <text:p text:style-name="P36">Initial findings:</text:p>
      <text:p text:style-name="P36"/>
      <text:p text:style-name="P46">Ebola in title: <text:tab/><text:tab/><text:tab/>458</text:p>
      <text:p text:style-name="P46">Ebola in lead: <text:tab/><text:tab/><text:tab/>908</text:p>
      <text:p text:style-name="P46">Ebola in main content: <text:tab/>1,229</text:p>
      <text:p text:style-name="P18"/>
      <text:p text:style-name="P18"/>
      <text:p text:style-name="P18"/>
      <text:p text:style-name="P12">Modeling</text:p>
      <text:p text:style-name="P23"/>
      <text:p text:style-name="P30">In progress <text:span text:style-name="T20">to look at infection rates by county and contrast with ebola news coverage by county. </text:span></text:p>
      <text:p text:style-name="P30"/>
      <text:p text:style-name="P23"/>
      <text:p text:style-name="P13">Challenges</text:p>
      <text:p text:style-name="P23"/>
      <text:p text:style-name="P31"><text:span text:style-name="T1">Visualization</text:span></text:p>
      <text:p text:style-name="P32"/>
      <text:p text:style-name="P33">I found it incredibly hard to find resources to do pandas time series visualizations. </text:p>
      <text:p text:style-name="P33"/>
      <text:p text:style-name="P34">I wished to contrast weekly number of 'ebola' stories per calendar week with 'ebola' stories per region in a timeseries plot and contrast that with infections per week per region. </text:p>
      <text:p text:style-name="P33"/>
      <text:p text:style-name="P16"/>
      <text:p text:style-name="P9">Lessons Learned</text:p>
      <text:p text:style-name="P9"/>
      <text:p text:style-name="P3">Building a model for database engine took too much time. Considering the small size of the data, <text:s/>Pandas was a much better fit for data processing and analysis. But I'm glad that I thought deeply about the data types to extract. <text:s/></text:p>
      <text:p text:style-name="P3"/>
      <text:p text:style-name="P4">Writing unit tests for each section of the project would have made debugging much easier, but as this was a learning projects, I didn't know which tests to write or how to test capability. </text:p>
      <text:p text:style-name="P4"/>
      <text:p text:style-name="P5">As is often said, data science is mostly about data cleaning. In this project, it took me approximately 90% of the time to collect and clean the data. I'm still rushing to analyze it. </text:p>
      <text:p text:style-name="P5"/>
      <text:p text:style-name="P7">Life gets in the way of being a weekend data science warrior. Also moving to a new apartment ate up a lot of my time. </text:p>
      <text:p text:style-name="P7"/>
      <text:p text:style-name="P7"><text:soft-page-break/>I need to work through the NLTK book and get a better understanding of some of it's amazing tools that would save me time. </text:p>
      <text:p text:style-name="P4"/>
      <text:p text:style-name="P6"/>
      <text:p text:style-name="P14">Plans to Scale Up to <text:span text:style-name="T19">'</text:span>Big<text:span text:style-name="T19">ger'</text:span> Data <text:span text:style-name="T19">Models</text:span></text:p>
      <text:p text:style-name="P14"/>
      <text:p text:style-name="P6">Raw web pages should be stored to a database. <text:span text:style-name="T19">It would be easier to access and categorize them.</text:span></text:p>
      <text:p text:style-name="P6"/>
      <text:p text:style-name="P7">I think that I'm in a good stage that if I decided to collect data for another target country, I would relatively easily refactor my code to make it more generalizable. </text:p>
      <text:p text:style-name="P7"/>
      <text:p text:style-name="P7">Writing a better scraper that re-requests 3 times to a site if a non-200 is received is on the to-do list. </text:p>
      <text:p text:style-name="P6"/>
      <text:p text:style-name="P6"/>
      <text:p text:style-name="P6"/>
      <text:p text:style-name="P5"/>
      <text:p text:style-name="P15">Business Applications</text:p>
      <text:p text:style-name="P15"/>
      <text:p text:style-name="P5">My international nonprofit organization does work in education, media development and civic development around the world.</text:p>
      <text:p text:style-name="P5"/>
      <text:p text:style-name="P5">This data product would be adapted to assess the impact of our interventions on media content producers and even journalists/authors. Furthermore, it would be tailored to identify trends in civil society and <text:span text:style-name="T16">used to identify propaganda.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Helvetica Neue1" svg:font-family="'Helvetica Neue', Helvetica, 'Segoe UI', Arial, freesans,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30T13:32:53.430311626</meta:creation-date>
    <meta:generator>LibreOffice/4.2.8.2$Linux_X86_64 LibreOffice_project/420m0$Build-2</meta:generator>
    <dc:date>2015-06-01T00:37:45.321405529</dc:date>
    <meta:editing-duration>PT3H46M43S</meta:editing-duration>
    <meta:editing-cycles>17</meta:editing-cycles>
    <meta:document-statistic meta:table-count="1" meta:image-count="0" meta:object-count="0" meta:page-count="5" meta:paragraph-count="107" meta:word-count="1186" meta:character-count="7550" meta:non-whitespace-character-count="6399"/>
  </office:meta>
</office:document-meta>
</file>